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50C0000172700000B9B2F7848F5F18DBEDC.svg" manifest:media-type="image/svg+xml"/>
  <manifest:file-entry manifest:full-path="Pictures/10000201000000E000000070FA7B38D3602A5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75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26cm" svg:height="2.97cm" svg:x="0cm" svg:y="0cm">
          <draw:image xlink:href="Pictures/1000150C0000172700000B9B2F7848F5F18DBEDC.svg" xlink:type="simple" xlink:show="embed" xlink:actuate="onLoad" loext:mime-type="image/svg+xml">
            <text:p/>
          </draw:image>
          <draw:image xlink:href="Pictures/10000201000000E000000070FA7B38D3602A53B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81cm" fo:margin-bottom="0.181cm" fo:margin-left="0.181cm" fo:margin-right="0.181cm" fo:page-width="5.927cm" fo:page-height="2.9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7T03:37:02.244000000</dc:date>
    <meta:editing-duration>PT40S</meta:editing-duration>
    <meta:editing-cycles>1</meta:editing-cycles>
    <meta:document-statistic meta:object-count="1"/>
    <meta:generator>Trio_Office/6.2.8.2$Windows_x86 LibreOffice_project/</meta:generator>
  </office:meta>
</office:document-meta>
</file>